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06f0c1" officeooo:paragraph-rsid="0006f0c1"/>
    </style:style>
    <style:style style:name="P2" style:family="paragraph" style:parent-style-name="Standard">
      <style:paragraph-properties fo:line-height="200%"/>
      <style:text-properties officeooo:rsid="0006f0c1" officeooo:paragraph-rsid="000a20be"/>
    </style:style>
    <style:style style:name="T1" style:family="text">
      <style:text-properties officeooo:rsid="000869e6"/>
    </style:style>
    <style:style style:name="T2" style:family="text">
      <style:text-properties officeooo:rsid="00089f03"/>
    </style:style>
    <style:style style:name="T3" style:family="text">
      <style:text-properties officeooo:rsid="000a20b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tchell Reyes</text:p>
      <text:p text:style-name="P1">CS 202</text:p>
      <text:p text:style-name="P1">2/<text:span text:style-name="T3">25</text:span>/15</text:p>
      <text:p text:style-name="P1">Project <text:span text:style-name="T3">4</text:span></text:p>
      <text:p text:style-name="P1"/>
      <text:p text:style-name="P2"><text:tab/>For this project, <text:span text:style-name="T3">it was similar to our last project, but we had to dynamically allocate memory for each array we created, and allocated enough memory for each character array</text:span>. Instead of array<text:span text:style-name="T2">s</text:span>, we read in the file into a struct, then put the struct of data into a<text:span text:style-name="T2">n </text:span>array, <text:span text:style-name="T2">then we used pointers to access memory for those values. </text:span>It gives the user options to choose from a menu system and is able to control how the configuration works. The user has the option to print that configuration to the screen. There is an option from the menu that you are able to choose a reel and stop point and then it will print out that struct in that position. <text:span text:style-name="T1"><text:s/>It also prints out a true or false value next to it.</text:span></text:p>
      <text:p text:style-name="P2"><text:tab/><text:span text:style-name="T3">The real troubles I came across during this assignment, were pointers to pointers and I got kind of confused with the logic and where they were pointing, and the deletion of memory was kind of confusing as well and seemed pointless to be calling at the end of the program.</text:span></text:p>
      <text:p text:style-name="P2"><text:span text:style-name="T1"><text:tab/> I wanted to design the menu a little nicer this time because I finally got the hang of things. I wanted it to be more readable to the user, so that it is easier to manage and easier to use. I spaced out the outputs of the menu so that it has a more distinct look to it, rather than putting it right up against the user input into the menu.</text:span> <text:span text:style-name="T1">The changes I would make if I had more time would be to try and make it so that the menu is even nicer and has clear instructions. I would try and fix the input so that when the user inputs something other than an integer, it gives you an error rather than keep printing and printing because it thinks that it is part of the default or part of the do-while loop. I would also try and add helpful hints to the user if they don't know what the menu do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0T11:31:15.682363448</meta:creation-date>
    <dc:date>2015-02-25T13:22:13.445753184</dc:date>
    <meta:editing-duration>PT7M34S</meta:editing-duration>
    <meta:editing-cycles>1</meta:editing-cycles>
    <meta:generator>LibreOffice/4.2.7.2$Linux_X86_64 LibreOffice_project/420m0$Build-2</meta:generator>
    <meta:document-statistic meta:table-count="0" meta:image-count="0" meta:object-count="0" meta:page-count="1" meta:paragraph-count="7" meta:word-count="353" meta:character-count="1802" meta:non-whitespace-character-count="1451"/>
  </office:meta>
</office:document-meta>
</file>